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1" calcext:value-type="float">
            <text:p>41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35" calcext:value-type="float">
            <text:p>3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5-12-28T01:27:37.597000000</dc:date>
    <meta:editing-cycles>36</meta:editing-cycles>
    <meta:editing-duration>PT3H6M9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